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8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76.9pt"/>
    </style:style>
    <style:style style:name="co5" style:family="table-column">
      <style:table-column-properties fo:break-before="auto" style:column-width="102.56pt"/>
    </style:style>
    <style:style style:name="co6" style:family="table-column">
      <style:table-column-properties fo:break-before="auto" style:column-width="40.65pt"/>
    </style:style>
    <style:style style:name="co7" style:family="table-column">
      <style:table-column-properties fo:break-before="auto" style:column-width="45.64pt"/>
    </style:style>
    <style:style style:name="co8" style:family="table-column">
      <style:table-column-properties fo:break-before="auto" style:column-width="26.25pt"/>
    </style:style>
    <style:style style:name="co9" style:family="table-column">
      <style:table-column-properties fo:break-before="auto" style:column-width="35.6pt"/>
    </style:style>
    <style:style style:name="co10" style:family="table-column">
      <style:table-column-properties fo:break-before="auto" style:column-width="31.24pt"/>
    </style:style>
    <style:style style:name="co11" style:family="table-column">
      <style:table-column-properties fo:break-before="auto" style:column-width="34.41pt"/>
    </style:style>
    <style:style style:name="co12" style:family="table-column">
      <style:table-column-properties fo:break-before="auto" style:column-width="40pt"/>
    </style:style>
    <style:style style:name="co13" style:family="table-column">
      <style:table-column-properties fo:break-before="auto" style:column-width="47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2.76pt" fo:break-before="auto" style:use-optimal-row-height="false"/>
    </style:style>
    <style:style style:name="ro4" style:family="table-row">
      <style:table-row-properties style:row-height="19.59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2.41pt double #000000" style:border-line-width="0.6pt 0.6pt 1.19pt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2.41pt double #000000" style:border-line-width="0.6pt 0.6pt 1.19pt"/>
      <style:text-properties style:text-position=""/>
    </style:style>
    <style:style style:name="ce3" style:family="table-cell" style:parent-style-name="Default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 style:data-style-name="N4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color="#000000" style:text-position="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5" style:family="table-cell" style:parent-style-name="Default">
      <style:table-cell-properties fo:border="2.41pt double #000000" style:border-line-width="0.6pt 0.6pt 1.19pt" style:vertical-align="middle"/>
      <style:text-properties style:text-position=""/>
    </style:style>
    <style:style style:name="ce6" style:family="table-cell" style:parent-style-name="Default" style:data-style-name="N4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text-position="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2.41pt double #000000" style:border-line-width="0.6pt 0.6pt 1.19pt" style:vertical-align="middle"/>
      <style:paragraph-properties fo:text-align="center"/>
    </style:style>
    <style:style style:name="ce10" style:family="table-cell" style:parent-style-name="Default">
      <style:table-cell-properties fo:border="2.41pt double #000000" style:border-line-width="0.6pt 0.6pt 1.19pt"/>
    </style:style>
    <style:style style:name="ce11" style:family="table-cell" style:parent-style-name="Default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13" style:family="table-cell" style:parent-style-name="Default">
      <style:table-cell-properties fo:border="2.41pt double #000000" style:border-line-width="0.6pt 0.6pt 1.19pt" style:vertical-align="middle"/>
    </style:style>
    <style:style style:name="ce14" style:family="table-cell" style:parent-style-name="Default" style:data-style-name="N4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1.05pt double #000000" style:border-line-width="0.34pt 0.34pt 0.34pt"/>
    </style:style>
    <style:style style:name="ce16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/>
    <style:style style:name="ce22" style:family="table-cell" style:parent-style-name="Default" style:data-style-name="N3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25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994-1999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1" office:value-type="string" calcext:value-type="string" table:number-columns-spanned="3" table:number-rows-spanned="1">
            <text:p>Trainning Period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est Period</text:p>
          </table:table-cell>
          <table:covered-table-cell table:number-columns-repeated="2" table:style-name="ce5"/>
        </table:table-row>
        <table:table-row table:style-name="ro3">
          <table:table-cell/>
          <table:covered-table-cell table:style-name="ce2"/>
          <table:table-cell table:style-name="ce3" office:value-type="string" calcext:value-type="string">
            <text:p>Papers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Not Linked</text:p>
          </table:table-cell>
          <table:table-cell table:style-name="ce3" office:value-type="string" calcext:value-type="string">
            <text:p>Papers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Efective Linked</text:p>
          </table:table-cell>
        </table:table-row>
        <table:table-row table:style-name="ro4">
          <table:table-cell/>
          <table:table-cell table:style-name="ce3" office:value-type="string" calcext:value-type="string">
            <text:p>ASTRO-PH</text:p>
          </table:table-cell>
          <table:table-cell table:style-name="ce4" office:value-type="float" office:value="5820" calcext:value-type="float">
            <text:p>5,820.00</text:p>
          </table:table-cell>
          <table:table-cell table:style-name="ce4" office:value-type="float" office:value="7198" calcext:value-type="float">
            <text:p>7,198.00</text:p>
          </table:table-cell>
          <table:table-cell table:style-name="ce6" office:value-type="float" office:value="1722811" calcext:value-type="float">
            <text:p>1,722,811.00</text:p>
          </table:table-cell>
          <table:table-cell table:style-name="ce4" office:value-type="float" office:value="21290" calcext:value-type="float">
            <text:p>21,290.00</text:p>
          </table:table-cell>
          <table:table-cell table:style-name="ce4" office:value-type="float" office:value="20428" calcext:value-type="float">
            <text:p>20,428.00</text:p>
          </table:table-cell>
          <table:table-cell table:style-name="ce6" office:value-type="float" office:value="2225" calcext:value-type="float">
            <text:p>2,225.00</text:p>
          </table:table-cell>
        </table:table-row>
      </table:table>
      <table:table table:name="1994-1999 - Results" table:style-name="ta1">
        <table:shapes>
          <draw:frame draw:z-index="0" draw:style-name="gr1" draw:text-style-name="P1" svg:width="453.23pt" svg:height="255.06pt" svg:x="142.04pt" svg:y="97.43pt">
            <draw:object draw:notify-on-update-of-ranges="'1994-1999 - Results'.A5:'1994-1999 - Results'.A5 '1994-1999 - Results'.B3:'1994-1999 - Results'.B3 '1994-1999 - Results'.C5:'1994-1999 - Results'.C5 '1994-1999 - Results'.E3:'1994-1999 - Results'.E3 '1994-1999 - Results'.F5:'1994-1999 - Results'.F5 '1994-1999 - Results'.H3:'1994-1999 - Results'.H3 '1994-1999 - Results'.I5:'1994-1999 - Results'.I5 '1994-1999 - Results'.K3:'1994-1999 - Results'.K3 '1994-1999 - Results'.L5:'1994-1999 - Results'.L5 '1994-1999 - Results'.N3:'1994-1999 - Results'.N3 '1994-1999 - Results'.O5:'1994-1999 - Results'.O5 '1994-1999 - Results'.Q3:'1994-1999 - Results'.Q3 '1994-1999 - Results'.R5:'1994-1999 - Results'.R5 '1994-1999 - Results'.T3:'1994-1999 - Results'.T3 '1994-1999 - Results'.U5:'1994-1999 - Results'.U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style-name="ce15" office:value-type="string" calcext:value-type="string">
            <text:p>Database X Features</text:p>
          </table:table-cell>
          <table:table-cell table:style-name="ce16" office:value-type="string" calcext:value-type="string" table:number-columns-spanned="3" table:number-rows-spanned="1">
            <text:p>AAS</text:p>
          </table:table-cell>
          <table:covered-table-cell table:style-name="ce16"/>
          <table:covered-table-cell table:style-name="ce15"/>
          <table:table-cell table:style-name="ce16" office:value-type="string" calcext:value-type="string" table:number-columns-spanned="3" table:number-rows-spanned="1">
            <text:p>CN</text:p>
          </table:table-cell>
          <table:covered-table-cell table:style-name="ce16"/>
          <table:covered-table-cell table:style-name="ce15"/>
          <table:table-cell table:style-name="ce16" office:value-type="string" calcext:value-type="string" table:number-columns-spanned="3" table:number-rows-spanned="1">
            <text:p>JC</text:p>
          </table:table-cell>
          <table:covered-table-cell table:style-name="ce16"/>
          <table:covered-table-cell table:style-name="ce15"/>
          <table:table-cell table:style-name="ce16" office:value-type="string" calcext:value-type="string" table:number-columns-spanned="3" table:number-rows-spanned="1">
            <text:p>PA</text:p>
          </table:table-cell>
          <table:covered-table-cell table:style-name="ce16"/>
          <table:covered-table-cell table:style-name="ce15"/>
          <table:table-cell table:style-name="ce16" office:value-type="string" calcext:value-type="string" table:number-columns-spanned="3" table:number-rows-spanned="1">
            <text:p>TS</text:p>
          </table:table-cell>
          <table:covered-table-cell table:style-name="ce16"/>
          <table:covered-table-cell table:style-name="ce15"/>
          <table:table-cell table:style-name="ce16" office:value-type="string" calcext:value-type="string" table:number-columns-spanned="3" table:number-rows-spanned="1">
            <text:p>KTS</text:p>
          </table:table-cell>
          <table:covered-table-cell table:style-name="ce16"/>
          <table:covered-table-cell table:style-name="ce15"/>
          <table:table-cell table:style-name="ce16" office:value-type="string" calcext:value-type="string" table:number-columns-spanned="3" table:number-rows-spanned="1">
            <text:p>KTSv2</text:p>
          </table:table-cell>
          <table:covered-table-cell table:style-name="ce16"/>
          <table:covered-table-cell table:style-name="ce15"/>
        </table:table-row>
        <table:table-row table:style-name="ro1">
          <table:table-cell table:style-name="ce16" office:value-type="string" calcext:value-type="string" table:number-columns-spanned="1" table:number-rows-spanned="2">
            <text:p>ASTRO-PH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Success</text:p>
          </table:table-cell>
          <table:table-cell table:style-name="ce23" office:value-type="string" calcext:value-type="string">
            <text:p>%</text:p>
          </table:table-cell>
        </table:table-row>
        <table:table-row table:style-name="ro5">
          <table:covered-table-cell table:style-name="ce15"/>
          <table:table-cell table:style-name="ce20" office:value-type="float" office:value="40.3054495259989" calcext:value-type="float">
            <text:p>40.31</text:p>
          </table:table-cell>
          <table:table-cell table:style-name="ce22" office:value-type="float" office:value="133" calcext:value-type="float">
            <text:p>133</text:p>
          </table:table-cell>
          <table:table-cell table:style-name="ce24" office:value-type="float" office:value="5.97752808989" calcext:value-type="float">
            <text:p>5.98</text:p>
          </table:table-cell>
          <table:table-cell table:style-name="ce25" office:value-type="float" office:value="30" calcext:value-type="float">
            <text:p>30</text:p>
          </table:table-cell>
          <table:table-cell table:style-name="ce26" office:value-type="float" office:value="123" calcext:value-type="float">
            <text:p>123</text:p>
          </table:table-cell>
          <table:table-cell table:style-name="ce24" office:value-type="float" office:value="5.52808988764" calcext:value-type="float">
            <text:p>5.53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4" office:value-type="float" office:value="5.43820224719" calcext:value-type="float">
            <text:p>5.44</text:p>
          </table:table-cell>
          <table:table-cell table:style-name="ce25" office:value-type="float" office:value="5751" calcext:value-type="float">
            <text:p>5751</text:p>
          </table:table-cell>
          <table:table-cell table:style-name="ce26" office:value-type="float" office:value="19" calcext:value-type="float">
            <text:p>19</text:p>
          </table:table-cell>
          <table:table-cell table:style-name="ce24" office:value-type="float" office:value="0.85393258427" calcext:value-type="float">
            <text:p>0.85</text:p>
          </table:table-cell>
          <table:table-cell table:style-name="ce24" office:value-type="float" office:value="123.042857142857" calcext:value-type="float">
            <text:p>123.04</text:p>
          </table:table-cell>
          <table:table-cell table:style-name="ce27" office:value-type="float" office:value="125" calcext:value-type="float">
            <text:p>125</text:p>
          </table:table-cell>
          <table:table-cell table:style-name="ce24" office:value-type="float" office:value="5.61797752809" calcext:value-type="float">
            <text:p>5.62</text:p>
          </table:table-cell>
          <table:table-cell table:style-name="ce24" office:value-type="float" office:value="152.788061551523" calcext:value-type="float">
            <text:p>152.79</text:p>
          </table:table-cell>
          <table:table-cell table:style-name="ce27" office:value-type="float" office:value="126" calcext:value-type="float">
            <text:p>126</text:p>
          </table:table-cell>
          <table:table-cell table:style-name="ce24" office:value-type="float" office:value="5.66292134831" calcext:value-type="float">
            <text:p>5.66</text:p>
          </table:table-cell>
          <table:table-cell table:style-name="ce24" office:value-type="float" office:value="162.042857142857" calcext:value-type="float">
            <text:p>162.04</text:p>
          </table:table-cell>
          <table:table-cell table:style-name="ce27" office:value-type="float" office:value="133" calcext:value-type="float">
            <text:p>133</text:p>
          </table:table-cell>
          <table:table-cell table:style-name="ce24" office:value-type="float" office:value="5.97752808989" calcext:value-type="float">
            <text:p>5.98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21" table:number-columns-repeated="2"/>
          <table:table-cell table:number-columns-repeated="19"/>
        </table:table-row>
      </table:table>
      <table:table table:name="kts0.8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19:51.196643</text:p>
          </table:table-cell>
        </table:table-row>
        <table:table-row table:style-name="ro5">
          <table:table-cell office:value-type="string" calcext:value-type="string">
            <text:p>Reading testing graph 2015-09-08 06:19:51.966579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19:55.340840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19:55.346164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52.78806155152301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6</text:p>
          </table:table-cell>
        </table:table-row>
        <table:table-row table:style-name="ro5">
          <table:table-cell office:value-type="string" calcext:value-type="string">
            <text:p>%: <text:s/>5.66292134831%</text:p>
          </table:table-cell>
        </table:table-row>
      </table:table>
      <table:table table:name="kts0.5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23:36.217617</text:p>
          </table:table-cell>
        </table:table-row>
        <table:table-row table:style-name="ro5">
          <table:table-cell office:value-type="string" calcext:value-type="string">
            <text:p>Reading testing graph 2015-09-08 06:23:36.939678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23:40.271748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23:40.277150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241.57794817521392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6</text:p>
          </table:table-cell>
        </table:table-row>
        <table:table-row table:style-name="ro5">
          <table:table-cell office:value-type="string" calcext:value-type="string">
            <text:p>%: <text:s/>5.66292134831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2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27:02.901675</text:p>
          </table:table-cell>
        </table:table-row>
        <table:table-row table:style-name="ro5">
          <table:table-cell office:value-type="string" calcext:value-type="string">
            <text:p>Reading testing graph 2015-09-08 06:27:03.646287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27:07.167942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27:07.173354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593.9451707220936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2</text:p>
          </table:table-cell>
        </table:table-row>
        <table:table-row table:style-name="ro5">
          <table:table-cell office:value-type="string" calcext:value-type="string">
            <text:p>%: <text:s/>5.48314606742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1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33:14.364704</text:p>
          </table:table-cell>
        </table:table-row>
        <table:table-row table:style-name="ro5">
          <table:table-cell office:value-type="string" calcext:value-type="string">
            <text:p>Reading testing graph 2015-09-08 06:33:15.102836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33:18.408110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33:18.414722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177.8106699944385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1</text:p>
          </table:table-cell>
        </table:table-row>
        <table:table-row table:style-name="ro5">
          <table:table-cell office:value-type="string" calcext:value-type="string">
            <text:p>%: <text:s/>5.43820224719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9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37:06.570666</text:p>
          </table:table-cell>
        </table:table-row>
        <table:table-row table:style-name="ro5">
          <table:table-cell office:value-type="string" calcext:value-type="string">
            <text:p>Reading testing graph 2015-09-08 06:37:07.336490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37:10.713252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37:10.719691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36.27551433677053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5</text:p>
          </table:table-cell>
        </table:table-row>
        <table:table-row table:style-name="ro5">
          <table:table-cell office:value-type="string" calcext:value-type="string">
            <text:p>%: <text:s/>5.61797752809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7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41:20.168033</text:p>
          </table:table-cell>
        </table:table-row>
        <table:table-row table:style-name="ro5">
          <table:table-cell office:value-type="string" calcext:value-type="string">
            <text:p>Reading testing graph 2015-09-08 06:41:20.923542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41:24.465562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41:24.471378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73.97988165223856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6</text:p>
          </table:table-cell>
        </table:table-row>
        <table:table-row table:style-name="ro5">
          <table:table-cell office:value-type="string" calcext:value-type="string">
            <text:p>%: <text:s/>5.66292134831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Sheet9" table:style-name="ta1">
        <table:table-column table:style-name="co1" table:default-cell-style-name="ce28"/>
        <table:table-row table:style-name="ro5">
          <table:table-cell office:value-type="string" calcext:value-type="string">
            <text:p>Reading Trainnig graph 2015-09-08 15:38:42.435657</text:p>
          </table:table-cell>
        </table:table-row>
        <table:table-row table:style-name="ro5">
          <table:table-cell office:value-type="string" calcext:value-type="string">
            <text:p>Reading testing graph 2015-09-08 15:38:43.212156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15:38:46.616127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15:38:46.621464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40.30544952599894, 30, 1.0, 5751, 123.04285714285716, 593.9451707220937, 201.0428571428572, 30.0]</text:p>
          </table:table-cell>
        </table:table-row>
        <table:table-row table:style-name="ro5">
          <table:table-cell office:value-type="string" calcext:value-type="string">
            <text:p>Min Values found in calculations: <text:s/>[0, 0, 0.0, 0, 0, 0, 0, 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aa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33</text:p>
          </table:table-cell>
        </table:table-row>
        <table:table-row table:style-name="ro5">
          <table:table-cell office:value-type="string" calcext:value-type="string">
            <text:p>%: <text:s/>5.97752808989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cn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3</text:p>
          </table:table-cell>
        </table:table-row>
        <table:table-row table:style-name="ro5">
          <table:table-cell office:value-type="string" calcext:value-type="string">
            <text:p>%: <text:s/>5.52808988764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jc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1</text:p>
          </table:table-cell>
        </table:table-row>
        <table:table-row table:style-name="ro5">
          <table:table-cell office:value-type="string" calcext:value-type="string">
            <text:p>%: <text:s/>5.43820224719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pa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9</text:p>
          </table:table-cell>
        </table:table-row>
        <table:table-row table:style-name="ro5">
          <table:table-cell office:value-type="string" calcext:value-type="string">
            <text:p>%: <text:s/>0.85393258427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5</text:p>
          </table:table-cell>
        </table:table-row>
        <table:table-row table:style-name="ro5">
          <table:table-cell office:value-type="string" calcext:value-type="string">
            <text:p>%: <text:s/>5.61797752809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D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2</text:p>
          </table:table-cell>
        </table:table-row>
        <table:table-row table:style-name="ro5">
          <table:table-cell office:value-type="string" calcext:value-type="string">
            <text:p>%: <text:s/>5.48314606742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DTSv2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35</text:p>
          </table:table-cell>
        </table:table-row>
        <table:table-row table:style-name="ro5">
          <table:table-cell office:value-type="string" calcext:value-type="string">
            <text:p>%: <text:s/>6.06741573034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ordered.txt.[DJC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3</text:p>
          </table:table-cell>
        </table:table-row>
        <table:table-row table:style-name="ro5">
          <table:table-cell office:value-type="string" calcext:value-type="string">
            <text:p>%: <text:s/>5.52808988764%</text:p>
          </table:table-cell>
        </table:table-row>
        <table:table-row table:style-name="ro5">
          <table:table-cell table:style-name="ce2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5:41:30.3192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2:01:30.289196000</meta:creation-date>
    <dc:date>2015-09-08T15:42:15.149304000</dc:date>
    <meta:editing-duration>PT21M2S</meta:editing-duration>
    <meta:editing-cycles>5</meta:editing-cycles>
    <meta:generator>LibreOffice/4.4.1.2$MacOSX_X86_64 LibreOffice_project/45e2de17089c24a1fa810c8f975a7171ba4cd432</meta:generator>
    <meta:document-statistic meta:table-count="9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5.583cm" svg:y="0.314cm" chart:style-name="ch2">
          <text:p>Success Nodes Linked</text:p>
        </chart:title>
        <chart:legend chart:legend-position="end" svg:x="14.188cm" svg:y="2.769cm" style:legend-expansion="high" chart:style-name="ch3"/>
        <chart:plot-area chart:style-name="ch4" table:cell-range-address="'1994-1999 - Results'.A5:'1994-1999 - Results'.A5 '1994-1999 - Results'.B3:'1994-1999 - Results'.B3 '1994-1999 - Results'.C5:'1994-1999 - Results'.C5 '1994-1999 - Results'.E3:'1994-1999 - Results'.E3 '1994-1999 - Results'.F5:'1994-1999 - Results'.F5 '1994-1999 - Results'.H3:'1994-1999 - Results'.H3 '1994-1999 - Results'.I5:'1994-1999 - Results'.I5 '1994-1999 - Results'.K3:'1994-1999 - Results'.K3 '1994-1999 - Results'.L5:'1994-1999 - Results'.L5 '1994-1999 - Results'.N3:'1994-1999 - Results'.N3 '1994-1999 - Results'.O5:'1994-1999 - Results'.O5 '1994-1999 - Results'.Q3:'1994-1999 - Results'.Q3 '1994-1999 - Results'.R5:'1994-1999 - Results'.R5 '1994-1999 - Results'.T3:'1994-1999 - Results'.T3 '1994-1999 - Results'.U5:'1994-1999 - Results'.U5" chart:data-source-has-labels="both" svg:x="0.319cm" svg:y="1.26cm" svg:width="13.55cm" svg:height="7.5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49cm" svg:y="1.26cm" svg:width="12.603cm" svg:height="7.3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1994-1999 - Results'.A5:'1994-1999 - Results'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1994-1999 - Results'.C5:'1994-1999 - Results'.C5" chart:label-cell-address="'1994-1999 - Results'.B3:'1994-1999 - Results'.B3" chart:class="chart:bar">
            <chart:data-point/>
          </chart:series>
          <chart:series chart:style-name="ch9" chart:values-cell-range-address="'1994-1999 - Results'.F5:'1994-1999 - Results'.F5" chart:label-cell-address="'1994-1999 - Results'.E3:'1994-1999 - Results'.E3" chart:class="chart:bar">
            <chart:data-point/>
          </chart:series>
          <chart:series chart:style-name="ch10" chart:values-cell-range-address="'1994-1999 - Results'.I5:'1994-1999 - Results'.I5" chart:label-cell-address="'1994-1999 - Results'.H3:'1994-1999 - Results'.H3" chart:class="chart:bar">
            <chart:data-point/>
          </chart:series>
          <chart:series chart:style-name="ch11" chart:values-cell-range-address="'1994-1999 - Results'.L5:'1994-1999 - Results'.L5" chart:label-cell-address="'1994-1999 - Results'.K3:'1994-1999 - Results'.K3" chart:class="chart:bar">
            <chart:data-point/>
          </chart:series>
          <chart:series chart:style-name="ch12" chart:values-cell-range-address="'1994-1999 - Results'.O5:'1994-1999 - Results'.O5" chart:label-cell-address="'1994-1999 - Results'.N3:'1994-1999 - Results'.N3" chart:class="chart:bar">
            <chart:data-point/>
          </chart:series>
          <chart:series chart:style-name="ch13" chart:values-cell-range-address="'1994-1999 - Results'.R5:'1994-1999 - Results'.R5" chart:label-cell-address="'1994-1999 - Results'.Q3:'1994-1999 - Results'.Q3" chart:class="chart:bar">
            <chart:data-point/>
          </chart:series>
          <chart:series chart:style-name="ch14" chart:values-cell-range-address="'1994-1999 - Results'.U5:'1994-1999 - Results'.U5" chart:label-cell-address="'1994-1999 - Results'.T3:'1994-1999 - Results'.T3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S</text:p>
                <draw:g>
                  <svg:desc>'1994-1999 - Results'.B3:'1994-1999 - Results'.B3</svg:desc>
                </draw:g>
              </table:table-cell>
              <table:table-cell office:value-type="string">
                <text:p>CN</text:p>
                <draw:g>
                  <svg:desc>'1994-1999 - Results'.E3:'1994-1999 - Results'.E3</svg:desc>
                </draw:g>
              </table:table-cell>
              <table:table-cell office:value-type="string">
                <text:p>JC</text:p>
                <draw:g>
                  <svg:desc>'1994-1999 - Results'.H3:'1994-1999 - Results'.H3</svg:desc>
                </draw:g>
              </table:table-cell>
              <table:table-cell office:value-type="string">
                <text:p>PA</text:p>
                <draw:g>
                  <svg:desc>'1994-1999 - Results'.K3:'1994-1999 - Results'.K3</svg:desc>
                </draw:g>
              </table:table-cell>
              <table:table-cell office:value-type="string">
                <text:p>TS</text:p>
                <draw:g>
                  <svg:desc>'1994-1999 - Results'.N3:'1994-1999 - Results'.N3</svg:desc>
                </draw:g>
              </table:table-cell>
              <table:table-cell office:value-type="string">
                <text:p>KTS</text:p>
                <draw:g>
                  <svg:desc>'1994-1999 - Results'.Q3:'1994-1999 - Results'.Q3</svg:desc>
                </draw:g>
              </table:table-cell>
              <table:table-cell office:value-type="string">
                <text:p>KTSv2</text:p>
                <draw:g>
                  <svg:desc>'1994-1999 - Results'.T3:'1994-1999 - Results'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1994-1999 - Results'.A5:'1994-1999 - Results'.A5</svg:desc>
                </draw:g>
              </table:table-cell>
              <table:table-cell office:value-type="float" office:value="133">
                <text:p>133</text:p>
                <draw:g>
                  <svg:desc>'1994-1999 - Results'.C5:'1994-1999 - Results'.C5</svg:desc>
                </draw:g>
              </table:table-cell>
              <table:table-cell office:value-type="float" office:value="123">
                <text:p>123</text:p>
                <draw:g>
                  <svg:desc>'1994-1999 - Results'.F5:'1994-1999 - Results'.F5</svg:desc>
                </draw:g>
              </table:table-cell>
              <table:table-cell office:value-type="float" office:value="121">
                <text:p>121</text:p>
                <draw:g>
                  <svg:desc>'1994-1999 - Results'.I5:'1994-1999 - Results'.I5</svg:desc>
                </draw:g>
              </table:table-cell>
              <table:table-cell office:value-type="float" office:value="19">
                <text:p>19</text:p>
                <draw:g>
                  <svg:desc>'1994-1999 - Results'.L5:'1994-1999 - Results'.L5</svg:desc>
                </draw:g>
              </table:table-cell>
              <table:table-cell office:value-type="float" office:value="125">
                <text:p>125</text:p>
                <draw:g>
                  <svg:desc>'1994-1999 - Results'.O5:'1994-1999 - Results'.O5</svg:desc>
                </draw:g>
              </table:table-cell>
              <table:table-cell office:value-type="float" office:value="126">
                <text:p>126</text:p>
                <draw:g>
                  <svg:desc>'1994-1999 - Results'.R5:'1994-1999 - Results'.R5</svg:desc>
                </draw:g>
              </table:table-cell>
              <table:table-cell office:value-type="float" office:value="133">
                <text:p>133</text:p>
                <draw:g>
                  <svg:desc>'1994-1999 - Results'.U5:'1994-1999 - Results'.U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